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b77" officeooo:paragraph-rsid="0018ab77"/>
    </style:style>
    <style:style style:name="P2" style:family="paragraph" style:parent-style-name="Standard">
      <style:paragraph-properties fo:text-align="justify" style:justify-single-word="false"/>
      <style:text-properties officeooo:rsid="0018ab77" officeooo:paragraph-rsid="0018ab77"/>
    </style:style>
    <style:style style:name="P3" style:family="paragraph" style:parent-style-name="Standard">
      <style:paragraph-properties fo:text-align="justify" style:justify-single-word="false"/>
      <style:text-properties officeooo:rsid="0018ab77" officeooo:paragraph-rsid="001b9e8f"/>
    </style:style>
    <style:style style:name="P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a351a"/>
    </style:style>
    <style:style style:name="P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rsid="001a351a" officeooo:paragraph-rsid="001a351a"/>
    </style:style>
    <style:style style:name="P6" style:family="paragraph" style:parent-style-name="Standard">
      <style:paragraph-properties fo:break-before="page"/>
      <style:text-properties officeooo:rsid="0018ab77" officeooo:paragraph-rsid="0018ab77"/>
    </style:style>
    <style:style style:name="P7" style:family="paragraph" style:parent-style-name="Standard">
      <style:paragraph-properties fo:text-align="justify" style:justify-single-word="false" fo:break-before="page"/>
      <style:text-properties officeooo:rsid="0018ab77" officeooo:paragraph-rsid="0018ab77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8ab77"/>
    </style:style>
    <style:style style:name="T1" style:family="text">
      <style:text-properties officeooo:rsid="0018ab77"/>
    </style:style>
    <style:style style:name="T2" style:family="text">
      <style:text-properties officeooo:rsid="001a351a"/>
    </style:style>
    <style:style style:name="T3" style:family="text">
      <style:text-properties officeooo:rsid="001a58ca"/>
    </style:style>
    <style:style style:name="T4" style:family="text">
      <style:text-properties officeooo:rsid="001d6e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tab/><text:span text:style-name="T2">T</text:span>ema do projeto</text:p>
      <text:p text:style-name="P2"/>
      <text:p text:style-name="P2"><text:tab/>O tema do nosso projeto basear-se-á num serviço de streaming de filmes, documentários e séries, idêntico à Netflix.</text:p>
      <text:p text:style-name="P3"><text:tab/><text:span text:style-name="T3">Neste serviço, cada cliente terá associada uma subscrição que lhe permitirá beneficiar de determinadas condições consoante a mesma.</text:span></text:p>
      <text:p text:style-name="P4"><text:span text:style-name="T4">Diversos</text:span> estúdios poderão publicitar os seus <text:span text:style-name="T4">conteúdos vídeo (</text:span>filmes, séries <text:span text:style-name="T2">e/ou </text:span>documentários<text:span text:style-name="T4">) que serão assistidos pelos clientes, que têm a possibilidade de <text:s/>classificar e efetuar uma crítica aos mesmos. Cada</text:span> cliente pode <text:span text:style-name="T4">ainda</text:span> guardar os filmes, series <text:span text:style-name="T2">e </text:span>documentários <text:span text:style-name="T2">que mais gostou </text:span>nos Favoritos.</text:p>
      <text:p text:style-name="P4"><text:span text:style-name="T2">Além do descrito, empresas de publicidade poderão publicitar anúncios que serão assistidos aquando da visualização </text:span></text:p>
      <text:p text:style-name="P5"/>
      <text:p text:style-name="P8"><text:tab/></text:p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3:25:19.088244061</meta:creation-date>
    <dc:date>2019-03-14T00:21:57.219097108</dc:date>
    <meta:editing-duration>PT2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" meta:word-count="98" meta:character-count="684" meta:non-whitespace-character-count="585"/>
  </office:meta>
</office:document-meta>
</file>